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shtable.reh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shtable.putAll( java . util . Map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shtable.get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shtable.containsKey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shtabl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shtable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shtable.Hashtable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shtable.Hash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shtable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shtable.Hashtable( java . util . Map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shtabl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shtable.Hashtable( int var0 , floa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shtable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shtable.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shtable.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shtable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shtable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shtabl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shtable.containsValue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shtable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shtable.remove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shtable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shtable.contain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Hashtable.put( java . lang . Object var0 , java . lang . Objec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